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b84700" draw:textarea-horizontal-align="center" draw:textarea-vertical-align="middle"/>
    </style:style>
    <style:style style:name="gr4" style:family="graphic" style:parent-style-name="standard">
      <style:graphic-properties draw:fill="solid" draw:fill-color="#b847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g>
            <draw:line draw:style-name="gr1" draw:text-style-name="P1" draw:layer="layout" svg:x1="2.5cm" svg:y1="2.5cm" svg:x2="5cm" svg:y2="2.5cm">
              <text:p text:style-name="P2"/>
            </draw:line>
            <draw:line draw:style-name="gr1" draw:text-style-name="P1" draw:layer="layout" svg:x1="2.5cm" svg:y1="3cm" svg:x2="2.5cm" svg:y2="2.5cm">
              <text:p text:style-name="P2"/>
            </draw:line>
            <draw:line draw:style-name="gr1" draw:text-style-name="P1" draw:layer="layout" svg:x1="3cm" svg:y1="3cm" svg:x2="3cm" svg:y2="2.5cm">
              <text:p text:style-name="P2"/>
            </draw:line>
            <draw:line draw:style-name="gr1" draw:text-style-name="P1" draw:layer="layout" svg:x1="3.5cm" svg:y1="3cm" svg:x2="3.5cm" svg:y2="2.5cm">
              <text:p text:style-name="P2"/>
            </draw:line>
            <draw:line draw:style-name="gr1" draw:text-style-name="P1" draw:layer="layout" svg:x1="4cm" svg:y1="3cm" svg:x2="4cm" svg:y2="2.5cm">
              <text:p text:style-name="P2"/>
            </draw:line>
            <draw:line draw:style-name="gr1" draw:text-style-name="P1" draw:layer="layout" svg:x1="4.5cm" svg:y1="3cm" svg:x2="4.5cm" svg:y2="2.5cm">
              <text:p text:style-name="P2"/>
            </draw:line>
            <draw:line draw:style-name="gr1" draw:text-style-name="P1" draw:layer="layout" svg:x1="5cm" svg:y1="3cm" svg:x2="5cm" svg:y2="2.5cm">
              <text:p text:style-name="P2"/>
            </draw:line>
            <draw:custom-shape draw:style-name="gr2" draw:text-style-name="P1" draw:layer="layout" svg:width="0.4cm" svg:height="0.4cm" svg:x="2.292cm" svg:y="3cm">
              <text:p text:style-name="P2"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0.4cm" svg:height="0.4cm" svg:x="2.8cm" svg:y="3cm">
              <text:p text:style-name="P2"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0.4cm" svg:height="0.4cm" svg:x="3.3cm" svg:y="3cm">
              <text:p text:style-name="P2"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0.4cm" svg:height="0.4cm" svg:x="3.8cm" svg:y="3cm">
              <text:p text:style-name="P2"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0.4cm" svg:height="0.4cm" svg:x="4.3cm" svg:y="3cm">
              <text:p text:style-name="P2"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0.4cm" svg:height="0.4cm" svg:x="4.8cm" svg:y="3cm">
              <text:p text:style-name="P2"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3" draw:text-style-name="P1" draw:layer="layout" svg:x1="3.75cm" svg:y1="2.5cm" svg:x2="3.75cm" svg:y2="1.5cm">
              <text:p text:style-name="P2"/>
            </draw:line>
            <draw:custom-shape draw:style-name="gr4" draw:text-style-name="P1" draw:layer="layout" svg:width="0.4cm" svg:height="0.4cm" svg:x="3.542cm" svg:y="1.792cm">
              <text:p text:style-name="P2"/>
  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  <draw:equation draw:name="f0" draw:formula="$0 "/>
                <draw:equation draw:name="f1" draw:formula="?f0 /2"/>
                <draw:equation draw:name="f2" draw:formula="right-?f1 "/>
                <draw:equation draw:name="f3" draw:formula="right-?f0 "/>
                <draw:equation draw:name="f4" draw:formula="?f0 +?f1 "/>
                <draw:equation draw:name="f5" draw:formula="right-?f4 "/>
                <draw:equation draw:name="f6" draw:formula="?f0 *2"/>
                <draw:equation draw:name="f7" draw:formula="?f1 /2"/>
                <draw:equation draw:name="f8" draw:formula="?f0 +?f7 "/>
                <draw:equation draw:name="f9" draw:formula="?f1 +?f7 "/>
                <draw:equation draw:name="f10" draw:formula="bottom-?f9 "/>
                <draw:equation draw:name="f11" draw:formula="bottom-?f1 "/>
                <draw:equation draw:name="f12" draw:formula="bottom-?f0 "/>
                <draw:equation draw:name="f13" draw:formula="bottom-?f4 "/>
                <draw:handle draw:handle-position="left $0" draw:handle-range-y-minimum="0" draw:handle-range-y-maximum="5400"/>
              </draw:enhanced-geometry>
            </draw:custom-shape>
            <draw:line draw:style-name="gr3" draw:text-style-name="P1" draw:layer="layout" svg:x1="3.75cm" svg:y1="1.5cm" svg:x2="7.25cm" svg:y2="1.5cm">
              <text:p text:style-name="P2"/>
            </draw:line>
            <draw:line draw:style-name="gr3" draw:text-style-name="P1" draw:layer="layout" svg:x1="5.5cm" svg:y1="1.5cm" svg:x2="5.5cm" svg:y2="0.5cm">
              <text:p text:style-name="P2"/>
            </draw:line>
            <draw:custom-shape draw:style-name="gr4" draw:text-style-name="P1" draw:layer="layout" svg:width="0.4cm" svg:height="0.4cm" svg:x="5.3cm" svg:y="0.3cm">
              <text:p text:style-name="P2"/>
              <draw:enhanced-geometry svg:viewBox="0 0 21600 21600" draw:path-stretchpoint-x="11000" draw:path-stretchpoint-y="10800" draw:text-areas="?f0 ?f0 ?f3 ?f12" draw:mirror-horizontal="false" draw:mirror-vertical="false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  <draw:equation draw:name="f0" draw:formula="$0 "/>
                <draw:equation draw:name="f1" draw:formula="?f0 /2"/>
                <draw:equation draw:name="f2" draw:formula="right-?f1 "/>
                <draw:equation draw:name="f3" draw:formula="right-?f0 "/>
                <draw:equation draw:name="f4" draw:formula="?f0 +?f1 "/>
                <draw:equation draw:name="f5" draw:formula="right-?f4 "/>
                <draw:equation draw:name="f6" draw:formula="?f0 *2"/>
                <draw:equation draw:name="f7" draw:formula="?f1 /2"/>
                <draw:equation draw:name="f8" draw:formula="?f0 +?f7 "/>
                <draw:equation draw:name="f9" draw:formula="?f1 +?f7 "/>
                <draw:equation draw:name="f10" draw:formula="bottom-?f9 "/>
                <draw:equation draw:name="f11" draw:formula="bottom-?f1 "/>
                <draw:equation draw:name="f12" draw:formula="bottom-?f0 "/>
                <draw:equation draw:name="f13" draw:formula="bottom-?f4 "/>
                <draw:handle draw:handle-position="left $0" draw:handle-range-y-minimum="0" draw:handle-range-y-maximum="5400"/>
              </draw:enhanced-geometry>
            </draw:custom-shape>
            <draw:line draw:style-name="gr1" draw:text-style-name="P1" draw:layer="layout" svg:x1="6cm" svg:y1="2cm" svg:x2="8.5cm" svg:y2="2cm">
              <text:p text:style-name="P2"/>
            </draw:line>
            <draw:line draw:style-name="gr1" draw:text-style-name="P1" draw:layer="layout" svg:x1="6cm" svg:y1="3cm" svg:x2="6cm" svg:y2="2cm">
              <text:p text:style-name="P2"/>
            </draw:line>
            <draw:line draw:style-name="gr1" draw:text-style-name="P1" draw:layer="layout" svg:x1="6.5cm" svg:y1="3cm" svg:x2="6.5cm" svg:y2="2cm">
              <text:p text:style-name="P2"/>
            </draw:line>
            <draw:line draw:style-name="gr1" draw:text-style-name="P1" draw:layer="layout" svg:x1="7cm" svg:y1="3cm" svg:x2="7cm" svg:y2="2cm">
              <text:p text:style-name="P2"/>
            </draw:line>
            <draw:line draw:style-name="gr1" draw:text-style-name="P1" draw:layer="layout" svg:x1="7.5cm" svg:y1="3cm" svg:x2="7.5cm" svg:y2="2cm">
              <text:p text:style-name="P2"/>
            </draw:line>
            <draw:line draw:style-name="gr1" draw:text-style-name="P1" draw:layer="layout" svg:x1="8cm" svg:y1="3cm" svg:x2="8cm" svg:y2="2cm">
              <text:p text:style-name="P2"/>
            </draw:line>
            <draw:line draw:style-name="gr1" draw:text-style-name="P1" draw:layer="layout" svg:x1="8.5cm" svg:y1="3cm" svg:x2="8.5cm" svg:y2="2cm">
              <text:p text:style-name="P2"/>
            </draw:line>
            <draw:custom-shape draw:style-name="gr4" draw:text-style-name="P1" draw:layer="layout" svg:width="0.4cm" svg:height="0.4cm" svg:x="5.8cm" svg:y="2.3cm">
              <text:p text:style-name="P2"/>
  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  <draw:equation draw:name="f0" draw:formula="$0 "/>
                <draw:equation draw:name="f1" draw:formula="?f0 /2"/>
                <draw:equation draw:name="f2" draw:formula="right-?f1 "/>
                <draw:equation draw:name="f3" draw:formula="right-?f0 "/>
                <draw:equation draw:name="f4" draw:formula="?f0 +?f1 "/>
                <draw:equation draw:name="f5" draw:formula="right-?f4 "/>
                <draw:equation draw:name="f6" draw:formula="?f0 *2"/>
                <draw:equation draw:name="f7" draw:formula="?f1 /2"/>
                <draw:equation draw:name="f8" draw:formula="?f0 +?f7 "/>
                <draw:equation draw:name="f9" draw:formula="?f1 +?f7 "/>
                <draw:equation draw:name="f10" draw:formula="bottom-?f9 "/>
                <draw:equation draw:name="f11" draw:formula="bottom-?f1 "/>
                <draw:equation draw:name="f12" draw:formula="bottom-?f0 "/>
                <draw:equation draw:name="f13" draw:formula="bottom-?f4 "/>
                <draw:handle draw:handle-position="left $0" draw:handle-range-y-minimum="0" draw:handle-range-y-maximum="5400"/>
              </draw:enhanced-geometry>
            </draw:custom-shape>
            <draw:custom-shape draw:style-name="gr4" draw:text-style-name="P1" draw:layer="layout" svg:width="0.4cm" svg:height="0.4cm" svg:x="6.3cm" svg:y="2.3cm">
              <text:p text:style-name="P2"/>
  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  <draw:equation draw:name="f0" draw:formula="$0 "/>
                <draw:equation draw:name="f1" draw:formula="?f0 /2"/>
                <draw:equation draw:name="f2" draw:formula="right-?f1 "/>
                <draw:equation draw:name="f3" draw:formula="right-?f0 "/>
                <draw:equation draw:name="f4" draw:formula="?f0 +?f1 "/>
                <draw:equation draw:name="f5" draw:formula="right-?f4 "/>
                <draw:equation draw:name="f6" draw:formula="?f0 *2"/>
                <draw:equation draw:name="f7" draw:formula="?f1 /2"/>
                <draw:equation draw:name="f8" draw:formula="?f0 +?f7 "/>
                <draw:equation draw:name="f9" draw:formula="?f1 +?f7 "/>
                <draw:equation draw:name="f10" draw:formula="bottom-?f9 "/>
                <draw:equation draw:name="f11" draw:formula="bottom-?f1 "/>
                <draw:equation draw:name="f12" draw:formula="bottom-?f0 "/>
                <draw:equation draw:name="f13" draw:formula="bottom-?f4 "/>
                <draw:handle draw:handle-position="left $0" draw:handle-range-y-minimum="0" draw:handle-range-y-maximum="5400"/>
              </draw:enhanced-geometry>
            </draw:custom-shape>
            <draw:custom-shape draw:style-name="gr4" draw:text-style-name="P1" draw:layer="layout" svg:width="0.4cm" svg:height="0.4cm" svg:x="6.8cm" svg:y="2.3cm">
              <text:p text:style-name="P2"/>
  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  <draw:equation draw:name="f0" draw:formula="$0 "/>
                <draw:equation draw:name="f1" draw:formula="?f0 /2"/>
                <draw:equation draw:name="f2" draw:formula="right-?f1 "/>
                <draw:equation draw:name="f3" draw:formula="right-?f0 "/>
                <draw:equation draw:name="f4" draw:formula="?f0 +?f1 "/>
                <draw:equation draw:name="f5" draw:formula="right-?f4 "/>
                <draw:equation draw:name="f6" draw:formula="?f0 *2"/>
                <draw:equation draw:name="f7" draw:formula="?f1 /2"/>
                <draw:equation draw:name="f8" draw:formula="?f0 +?f7 "/>
                <draw:equation draw:name="f9" draw:formula="?f1 +?f7 "/>
                <draw:equation draw:name="f10" draw:formula="bottom-?f9 "/>
                <draw:equation draw:name="f11" draw:formula="bottom-?f1 "/>
                <draw:equation draw:name="f12" draw:formula="bottom-?f0 "/>
                <draw:equation draw:name="f13" draw:formula="bottom-?f4 "/>
                <draw:handle draw:handle-position="left $0" draw:handle-range-y-minimum="0" draw:handle-range-y-maximum="5400"/>
              </draw:enhanced-geometry>
            </draw:custom-shape>
            <draw:custom-shape draw:style-name="gr4" draw:text-style-name="P1" draw:layer="layout" svg:width="0.4cm" svg:height="0.4cm" svg:x="7.3cm" svg:y="2.3cm">
              <text:p text:style-name="P2"/>
  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  <draw:equation draw:name="f0" draw:formula="$0 "/>
                <draw:equation draw:name="f1" draw:formula="?f0 /2"/>
                <draw:equation draw:name="f2" draw:formula="right-?f1 "/>
                <draw:equation draw:name="f3" draw:formula="right-?f0 "/>
                <draw:equation draw:name="f4" draw:formula="?f0 +?f1 "/>
                <draw:equation draw:name="f5" draw:formula="right-?f4 "/>
                <draw:equation draw:name="f6" draw:formula="?f0 *2"/>
                <draw:equation draw:name="f7" draw:formula="?f1 /2"/>
                <draw:equation draw:name="f8" draw:formula="?f0 +?f7 "/>
                <draw:equation draw:name="f9" draw:formula="?f1 +?f7 "/>
                <draw:equation draw:name="f10" draw:formula="bottom-?f9 "/>
                <draw:equation draw:name="f11" draw:formula="bottom-?f1 "/>
                <draw:equation draw:name="f12" draw:formula="bottom-?f0 "/>
                <draw:equation draw:name="f13" draw:formula="bottom-?f4 "/>
                <draw:handle draw:handle-position="left $0" draw:handle-range-y-minimum="0" draw:handle-range-y-maximum="5400"/>
              </draw:enhanced-geometry>
            </draw:custom-shape>
            <draw:custom-shape draw:style-name="gr4" draw:text-style-name="P1" draw:layer="layout" svg:width="0.4cm" svg:height="0.4cm" svg:x="7.8cm" svg:y="2.3cm">
              <text:p text:style-name="P2"/>
  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  <draw:equation draw:name="f0" draw:formula="$0 "/>
                <draw:equation draw:name="f1" draw:formula="?f0 /2"/>
                <draw:equation draw:name="f2" draw:formula="right-?f1 "/>
                <draw:equation draw:name="f3" draw:formula="right-?f0 "/>
                <draw:equation draw:name="f4" draw:formula="?f0 +?f1 "/>
                <draw:equation draw:name="f5" draw:formula="right-?f4 "/>
                <draw:equation draw:name="f6" draw:formula="?f0 *2"/>
                <draw:equation draw:name="f7" draw:formula="?f1 /2"/>
                <draw:equation draw:name="f8" draw:formula="?f0 +?f7 "/>
                <draw:equation draw:name="f9" draw:formula="?f1 +?f7 "/>
                <draw:equation draw:name="f10" draw:formula="bottom-?f9 "/>
                <draw:equation draw:name="f11" draw:formula="bottom-?f1 "/>
                <draw:equation draw:name="f12" draw:formula="bottom-?f0 "/>
                <draw:equation draw:name="f13" draw:formula="bottom-?f4 "/>
                <draw:handle draw:handle-position="left $0" draw:handle-range-y-minimum="0" draw:handle-range-y-maximum="5400"/>
              </draw:enhanced-geometry>
            </draw:custom-shape>
            <draw:custom-shape draw:style-name="gr4" draw:text-style-name="P1" draw:layer="layout" svg:width="0.4cm" svg:height="0.4cm" svg:x="8.3cm" svg:y="2.3cm">
              <text:p text:style-name="P2"/>
  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  <draw:equation draw:name="f0" draw:formula="$0 "/>
                <draw:equation draw:name="f1" draw:formula="?f0 /2"/>
                <draw:equation draw:name="f2" draw:formula="right-?f1 "/>
                <draw:equation draw:name="f3" draw:formula="right-?f0 "/>
                <draw:equation draw:name="f4" draw:formula="?f0 +?f1 "/>
                <draw:equation draw:name="f5" draw:formula="right-?f4 "/>
                <draw:equation draw:name="f6" draw:formula="?f0 *2"/>
                <draw:equation draw:name="f7" draw:formula="?f1 /2"/>
                <draw:equation draw:name="f8" draw:formula="?f0 +?f7 "/>
                <draw:equation draw:name="f9" draw:formula="?f1 +?f7 "/>
                <draw:equation draw:name="f10" draw:formula="bottom-?f9 "/>
                <draw:equation draw:name="f11" draw:formula="bottom-?f1 "/>
                <draw:equation draw:name="f12" draw:formula="bottom-?f0 "/>
                <draw:equation draw:name="f13" draw:formula="bottom-?f4 "/>
                <draw:handle draw:handle-position="left $0" draw:handle-range-y-minimum="0" draw:handle-range-y-maximum="5400"/>
              </draw:enhanced-geometry>
            </draw:custom-shape>
            <draw:line draw:style-name="gr3" draw:text-style-name="P1" draw:layer="layout" svg:x1="7.25cm" svg:y1="2cm" svg:x2="7.25cm" svg:y2="1.5cm">
              <text:p text:style-name="P2"/>
            </draw:line>
          </draw:g>
          <draw:frame draw:style-name="gr5" draw:text-style-name="P3" draw:layer="layout" svg:width="0.921cm" svg:height="0.645cm" svg:x="2.04cm" svg:y="0.178cm">
            <draw:text-box>
              <text:p text:style-name="P2"><text:span text:style-name="T1">(a)</text:span></text:p>
            </draw:text-box>
          </draw:frame>
        </draw:g>
        <draw:g>
          <draw:line draw:style-name="gr3" draw:text-style-name="P1" draw:layer="layout" svg:x1="13cm" svg:y1="0.5cm" svg:x2="13cm" svg:y2="1.5cm">
            <text:p text:style-name="P2"/>
          </draw:line>
          <draw:line draw:style-name="gr3" draw:text-style-name="P1" draw:layer="layout" svg:x1="12.5cm" svg:y1="1.5cm" svg:x2="13.5cm" svg:y2="1.5cm">
            <text:p text:style-name="P2"/>
          </draw:line>
          <draw:line draw:style-name="gr3" draw:text-style-name="P1" draw:layer="layout" svg:x1="12.5cm" svg:y1="2cm" svg:x2="12.5cm" svg:y2="1.5cm">
            <text:p text:style-name="P2"/>
          </draw:line>
          <draw:line draw:style-name="gr3" draw:text-style-name="P1" draw:layer="layout" svg:x1="13.5cm" svg:y1="2cm" svg:x2="13.5cm" svg:y2="1.5cm">
            <text:p text:style-name="P2"/>
          </draw:line>
          <draw:custom-shape draw:style-name="gr2" draw:text-style-name="P1" draw:layer="layout" svg:width="0.4cm" svg:height="0.4cm" svg:x="12.3cm" svg:y="2cm">
            <text:p text:style-name="P2"/>
            <draw:enhanced-geometry svg:viewBox="0 0 21600 21600" draw:glue-points="?f6 10800 10800 21600 ?f5 10800 10800 0" draw:text-areas="?f3 ?f3 ?f4 ?f4" draw:mirror-vertical="true" draw:mirror-horizontal="fals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2" draw:text-style-name="P1" draw:layer="layout" svg:width="0.4cm" svg:height="0.4cm" svg:x="13.3cm" svg:y="2cm">
            <text:p text:style-name="P2"/>
            <draw:enhanced-geometry svg:viewBox="0 0 21600 21600" draw:glue-points="?f6 10800 10800 21600 ?f5 10800 10800 0" draw:text-areas="?f3 ?f3 ?f4 ?f4" draw:mirror-vertical="true" draw:mirror-horizontal="fals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" draw:text-style-name="P1" draw:layer="layout" svg:width="0.4cm" svg:height="0.4cm" svg:x="12.8cm" svg:y="0.3cm">
            <text:p text:style-name="P2"/>
            <draw:enhanced-geometry svg:viewBox="0 0 21600 21600" draw:path-stretchpoint-x="11000" draw:path-stretchpoint-y="10800" draw:text-areas="?f0 ?f0 ?f3 ?f12" draw:mirror-horizontal="false" draw:mirror-vertical="false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frame draw:style-name="gr5" draw:text-style-name="P3" draw:layer="layout" svg:width="0.921cm" svg:height="0.645cm" svg:x="11.04cm" svg:y="0.178cm">
            <draw:text-box>
              <text:p text:style-name="P3">(b)</text:p>
            </draw:text-box>
          </draw:frame>
        </draw:g>
        <draw:g>
          <draw:g>
            <draw:line draw:style-name="gr1" draw:text-style-name="P1" draw:layer="layout" svg:x1="2.5cm" svg:y1="7.5cm" svg:x2="5cm" svg:y2="7.5cm">
              <text:p text:style-name="P2"/>
            </draw:line>
            <draw:line draw:style-name="gr1" draw:text-style-name="P1" draw:layer="layout" svg:x1="2.5cm" svg:y1="8cm" svg:x2="2.5cm" svg:y2="7.5cm">
              <text:p text:style-name="P2"/>
            </draw:line>
            <draw:line draw:style-name="gr1" draw:text-style-name="P1" draw:layer="layout" svg:x1="3cm" svg:y1="8cm" svg:x2="3cm" svg:y2="7.5cm">
              <text:p text:style-name="P2"/>
            </draw:line>
            <draw:line draw:style-name="gr1" draw:text-style-name="P1" draw:layer="layout" svg:x1="3.5cm" svg:y1="8cm" svg:x2="3.5cm" svg:y2="7.5cm">
              <text:p text:style-name="P2"/>
            </draw:line>
            <draw:line draw:style-name="gr1" draw:text-style-name="P1" draw:layer="layout" svg:x1="4cm" svg:y1="8cm" svg:x2="4cm" svg:y2="7.5cm">
              <text:p text:style-name="P2"/>
            </draw:line>
            <draw:line draw:style-name="gr1" draw:text-style-name="P1" draw:layer="layout" svg:x1="4.5cm" svg:y1="8cm" svg:x2="4.5cm" svg:y2="7.5cm">
              <text:p text:style-name="P2"/>
            </draw:line>
            <draw:line draw:style-name="gr1" draw:text-style-name="P1" draw:layer="layout" svg:x1="5cm" svg:y1="8cm" svg:x2="5cm" svg:y2="7.5cm">
              <text:p text:style-name="P2"/>
            </draw:line>
            <draw:custom-shape draw:style-name="gr2" draw:text-style-name="P1" draw:layer="layout" svg:width="0.4cm" svg:height="0.4cm" svg:x="2.292cm" svg:y="8cm">
              <text:p text:style-name="P2"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0.4cm" svg:height="0.4cm" svg:x="2.8cm" svg:y="8cm">
              <text:p text:style-name="P2"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0.4cm" svg:height="0.4cm" svg:x="3.3cm" svg:y="8cm">
              <text:p text:style-name="P2"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0.4cm" svg:height="0.4cm" svg:x="3.8cm" svg:y="8cm">
              <text:p text:style-name="P2"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0.4cm" svg:height="0.4cm" svg:x="4.3cm" svg:y="8cm">
              <text:p text:style-name="P2"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0.4cm" svg:height="0.4cm" svg:x="4.8cm" svg:y="8cm">
              <text:p text:style-name="P2"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3" draw:text-style-name="P1" draw:layer="layout" svg:x1="3.75cm" svg:y1="7.5cm" svg:x2="3.75cm" svg:y2="6.5cm">
              <text:p text:style-name="P2"/>
            </draw:line>
            <draw:custom-shape draw:style-name="gr4" draw:text-style-name="P1" draw:layer="layout" svg:width="0.4cm" svg:height="0.4cm" svg:x="3.542cm" svg:y="6.792cm">
              <text:p text:style-name="P2"/>
  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  <draw:equation draw:name="f0" draw:formula="$0 "/>
                <draw:equation draw:name="f1" draw:formula="?f0 /2"/>
                <draw:equation draw:name="f2" draw:formula="right-?f1 "/>
                <draw:equation draw:name="f3" draw:formula="right-?f0 "/>
                <draw:equation draw:name="f4" draw:formula="?f0 +?f1 "/>
                <draw:equation draw:name="f5" draw:formula="right-?f4 "/>
                <draw:equation draw:name="f6" draw:formula="?f0 *2"/>
                <draw:equation draw:name="f7" draw:formula="?f1 /2"/>
                <draw:equation draw:name="f8" draw:formula="?f0 +?f7 "/>
                <draw:equation draw:name="f9" draw:formula="?f1 +?f7 "/>
                <draw:equation draw:name="f10" draw:formula="bottom-?f9 "/>
                <draw:equation draw:name="f11" draw:formula="bottom-?f1 "/>
                <draw:equation draw:name="f12" draw:formula="bottom-?f0 "/>
                <draw:equation draw:name="f13" draw:formula="bottom-?f4 "/>
                <draw:handle draw:handle-position="left $0" draw:handle-range-y-minimum="0" draw:handle-range-y-maximum="5400"/>
              </draw:enhanced-geometry>
            </draw:custom-shape>
            <draw:custom-shape draw:style-name="gr2" draw:text-style-name="P1" draw:layer="layout" svg:width="0.4cm" svg:height="0.4cm" svg:x="6.3cm" svg:y="8cm">
              <text:p text:style-name="P2"/>
  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3" draw:text-style-name="P1" draw:layer="layout" svg:x1="6.5cm" svg:y1="6.5cm" svg:x2="6.5cm" svg:y2="8cm">
              <text:p text:style-name="P2"/>
            </draw:line>
            <draw:custom-shape draw:style-name="gr4" draw:text-style-name="P1" draw:layer="layout" svg:width="0.4cm" svg:height="0.4cm" svg:x="6.3cm" svg:y="6.8cm">
              <text:p text:style-name="P2"/>
  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  <draw:equation draw:name="f0" draw:formula="$0 "/>
                <draw:equation draw:name="f1" draw:formula="?f0 /2"/>
                <draw:equation draw:name="f2" draw:formula="right-?f1 "/>
                <draw:equation draw:name="f3" draw:formula="right-?f0 "/>
                <draw:equation draw:name="f4" draw:formula="?f0 +?f1 "/>
                <draw:equation draw:name="f5" draw:formula="right-?f4 "/>
                <draw:equation draw:name="f6" draw:formula="?f0 *2"/>
                <draw:equation draw:name="f7" draw:formula="?f1 /2"/>
                <draw:equation draw:name="f8" draw:formula="?f0 +?f7 "/>
                <draw:equation draw:name="f9" draw:formula="?f1 +?f7 "/>
                <draw:equation draw:name="f10" draw:formula="bottom-?f9 "/>
                <draw:equation draw:name="f11" draw:formula="bottom-?f1 "/>
                <draw:equation draw:name="f12" draw:formula="bottom-?f0 "/>
                <draw:equation draw:name="f13" draw:formula="bottom-?f4 "/>
                <draw:handle draw:handle-position="left $0" draw:handle-range-y-minimum="0" draw:handle-range-y-maximum="5400"/>
              </draw:enhanced-geometry>
            </draw:custom-shape>
            <draw:line draw:style-name="gr3" draw:text-style-name="P1" draw:layer="layout" svg:x1="3.75cm" svg:y1="6.5cm" svg:x2="6.5cm" svg:y2="6.5cm">
              <text:p text:style-name="P2"/>
            </draw:line>
            <draw:line draw:style-name="gr3" draw:text-style-name="P1" draw:layer="layout" svg:x1="5cm" svg:y1="6.5cm" svg:x2="5cm" svg:y2="5.5cm">
              <text:p text:style-name="P2"/>
            </draw:line>
            <draw:custom-shape draw:style-name="gr4" draw:text-style-name="P1" draw:layer="layout" svg:width="0.4cm" svg:height="0.4cm" svg:x="4.8cm" svg:y="5.3cm">
              <text:p text:style-name="P2"/>
              <draw:enhanced-geometry svg:viewBox="0 0 21600 21600" draw:path-stretchpoint-x="11000" draw:path-stretchpoint-y="10800" draw:text-areas="?f0 ?f0 ?f3 ?f12" draw:mirror-horizontal="false" draw:mirror-vertical="false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  <draw:equation draw:name="f0" draw:formula="$0 "/>
                <draw:equation draw:name="f1" draw:formula="?f0 /2"/>
                <draw:equation draw:name="f2" draw:formula="right-?f1 "/>
                <draw:equation draw:name="f3" draw:formula="right-?f0 "/>
                <draw:equation draw:name="f4" draw:formula="?f0 +?f1 "/>
                <draw:equation draw:name="f5" draw:formula="right-?f4 "/>
                <draw:equation draw:name="f6" draw:formula="?f0 *2"/>
                <draw:equation draw:name="f7" draw:formula="?f1 /2"/>
                <draw:equation draw:name="f8" draw:formula="?f0 +?f7 "/>
                <draw:equation draw:name="f9" draw:formula="?f1 +?f7 "/>
                <draw:equation draw:name="f10" draw:formula="bottom-?f9 "/>
                <draw:equation draw:name="f11" draw:formula="bottom-?f1 "/>
                <draw:equation draw:name="f12" draw:formula="bottom-?f0 "/>
                <draw:equation draw:name="f13" draw:formula="bottom-?f4 "/>
                <draw:handle draw:handle-position="left $0" draw:handle-range-y-minimum="0" draw:handle-range-y-maximum="5400"/>
              </draw:enhanced-geometry>
            </draw:custom-shape>
          </draw:g>
          <draw:frame draw:style-name="gr5" draw:text-style-name="P3" draw:layer="layout" svg:width="0.904cm" svg:height="0.645cm" svg:x="2.048cm" svg:y="5.178cm">
            <draw:text-box>
              <text:p text:style-name="P2"><text:span text:style-name="T1">(c)</text:span></text:p>
            </draw:text-box>
          </draw:frame>
        </draw:g>
        <draw:g>
          <draw:g>
            <draw:line draw:style-name="gr1" draw:text-style-name="P1" draw:layer="layout" svg:x1="11.5cm" svg:y1="7cm" svg:x2="14cm" svg:y2="7cm">
              <text:p text:style-name="P2"/>
            </draw:line>
            <draw:line draw:style-name="gr1" draw:text-style-name="P1" draw:layer="layout" svg:x1="11.5cm" svg:y1="8cm" svg:x2="11.5cm" svg:y2="7cm">
              <text:p text:style-name="P2"/>
            </draw:line>
            <draw:line draw:style-name="gr1" draw:text-style-name="P1" draw:layer="layout" svg:x1="12cm" svg:y1="8cm" svg:x2="12cm" svg:y2="7cm">
              <text:p text:style-name="P2"/>
            </draw:line>
            <draw:line draw:style-name="gr1" draw:text-style-name="P1" draw:layer="layout" svg:x1="12.5cm" svg:y1="8cm" svg:x2="12.5cm" svg:y2="7cm">
              <text:p text:style-name="P2"/>
            </draw:line>
            <draw:line draw:style-name="gr1" draw:text-style-name="P1" draw:layer="layout" svg:x1="13cm" svg:y1="8cm" svg:x2="13cm" svg:y2="7cm">
              <text:p text:style-name="P2"/>
            </draw:line>
            <draw:line draw:style-name="gr1" draw:text-style-name="P1" draw:layer="layout" svg:x1="13.5cm" svg:y1="8cm" svg:x2="13.5cm" svg:y2="7cm">
              <text:p text:style-name="P2"/>
            </draw:line>
            <draw:line draw:style-name="gr1" draw:text-style-name="P1" draw:layer="layout" svg:x1="14cm" svg:y1="8cm" svg:x2="14cm" svg:y2="7cm">
              <text:p text:style-name="P2"/>
            </draw:line>
            <draw:custom-shape draw:style-name="gr2" draw:text-style-name="P1" draw:layer="layout" svg:width="0.4cm" svg:height="0.4cm" svg:x="11.292cm" svg:y="8cm">
              <text:p text:style-name="P2"/>
              <draw:enhanced-geometry svg:viewBox="0 0 21600 21600" draw:glue-points="?f6 10800 10800 21600 ?f5 10800 10800 0" draw:text-areas="?f3 ?f3 ?f4 ?f4" draw:mirror-vertical="true" draw:mirror-horizontal="fals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0.4cm" svg:height="0.4cm" svg:x="11.8cm" svg:y="8cm">
              <text:p text:style-name="P2"/>
              <draw:enhanced-geometry svg:viewBox="0 0 21600 21600" draw:glue-points="?f6 10800 10800 21600 ?f5 10800 10800 0" draw:text-areas="?f3 ?f3 ?f4 ?f4" draw:mirror-vertical="true" draw:mirror-horizontal="fals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0.4cm" svg:height="0.4cm" svg:x="12.3cm" svg:y="8cm">
              <text:p text:style-name="P2"/>
              <draw:enhanced-geometry svg:viewBox="0 0 21600 21600" draw:glue-points="?f6 10800 10800 21600 ?f5 10800 10800 0" draw:text-areas="?f3 ?f3 ?f4 ?f4" draw:mirror-vertical="true" draw:mirror-horizontal="fals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0.4cm" svg:height="0.4cm" svg:x="12.8cm" svg:y="8cm">
              <text:p text:style-name="P2"/>
              <draw:enhanced-geometry svg:viewBox="0 0 21600 21600" draw:glue-points="?f6 10800 10800 21600 ?f5 10800 10800 0" draw:text-areas="?f3 ?f3 ?f4 ?f4" draw:mirror-vertical="true" draw:mirror-horizontal="fals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0.4cm" svg:height="0.4cm" svg:x="13.3cm" svg:y="8cm">
              <text:p text:style-name="P2"/>
              <draw:enhanced-geometry svg:viewBox="0 0 21600 21600" draw:glue-points="?f6 10800 10800 21600 ?f5 10800 10800 0" draw:text-areas="?f3 ?f3 ?f4 ?f4" draw:mirror-vertical="true" draw:mirror-horizontal="fals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" draw:text-style-name="P1" draw:layer="layout" svg:width="0.4cm" svg:height="0.4cm" svg:x="13.8cm" svg:y="8cm">
              <text:p text:style-name="P2"/>
              <draw:enhanced-geometry svg:viewBox="0 0 21600 21600" draw:glue-points="?f6 10800 10800 21600 ?f5 10800 10800 0" draw:text-areas="?f3 ?f3 ?f4 ?f4" draw:mirror-vertical="true" draw:mirror-horizontal="fals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3" draw:text-style-name="P1" draw:layer="layout" svg:x1="12.75cm" svg:y1="7cm" svg:x2="12.75cm" svg:y2="6.5cm">
              <text:p text:style-name="P2"/>
            </draw:line>
            <draw:custom-shape draw:style-name="gr2" draw:text-style-name="P1" draw:layer="layout" svg:width="0.4cm" svg:height="0.4cm" svg:x="15.3cm" svg:y="8cm">
              <text:p text:style-name="P2"/>
              <draw:enhanced-geometry svg:viewBox="0 0 21600 21600" draw:glue-points="?f6 10800 10800 21600 ?f5 10800 10800 0" draw:text-areas="?f3 ?f3 ?f4 ?f4" draw:mirror-vertical="true" draw:mirror-horizontal="false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3" draw:text-style-name="P1" draw:layer="layout" svg:x1="15.5cm" svg:y1="6.5cm" svg:x2="15.5cm" svg:y2="8cm">
              <text:p text:style-name="P2"/>
            </draw:line>
            <draw:custom-shape draw:style-name="gr4" draw:text-style-name="P1" draw:layer="layout" svg:width="0.4cm" svg:height="0.4cm" svg:x="15.3cm" svg:y="6.8cm">
              <text:p text:style-name="P2"/>
              <draw:enhanced-geometry svg:viewBox="0 0 21600 21600" draw:path-stretchpoint-x="11000" draw:path-stretchpoint-y="10800" draw:text-areas="?f0 ?f0 ?f3 ?f12" draw:mirror-horizontal="false" draw:mirror-vertical="false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  <draw:equation draw:name="f0" draw:formula="$0 "/>
                <draw:equation draw:name="f1" draw:formula="?f0 /2"/>
                <draw:equation draw:name="f2" draw:formula="right-?f1 "/>
                <draw:equation draw:name="f3" draw:formula="right-?f0 "/>
                <draw:equation draw:name="f4" draw:formula="?f0 +?f1 "/>
                <draw:equation draw:name="f5" draw:formula="right-?f4 "/>
                <draw:equation draw:name="f6" draw:formula="?f0 *2"/>
                <draw:equation draw:name="f7" draw:formula="?f1 /2"/>
                <draw:equation draw:name="f8" draw:formula="?f0 +?f7 "/>
                <draw:equation draw:name="f9" draw:formula="?f1 +?f7 "/>
                <draw:equation draw:name="f10" draw:formula="bottom-?f9 "/>
                <draw:equation draw:name="f11" draw:formula="bottom-?f1 "/>
                <draw:equation draw:name="f12" draw:formula="bottom-?f0 "/>
                <draw:equation draw:name="f13" draw:formula="bottom-?f4 "/>
                <draw:handle draw:handle-position="left $0" draw:handle-range-y-minimum="0" draw:handle-range-y-maximum="5400"/>
              </draw:enhanced-geometry>
            </draw:custom-shape>
            <draw:line draw:style-name="gr3" draw:text-style-name="P1" draw:layer="layout" svg:x1="12.75cm" svg:y1="6.5cm" svg:x2="15.5cm" svg:y2="6.5cm">
              <text:p text:style-name="P2"/>
            </draw:line>
            <draw:line draw:style-name="gr3" draw:text-style-name="P1" draw:layer="layout" svg:x1="14cm" svg:y1="6.5cm" svg:x2="14cm" svg:y2="5.5cm">
              <text:p text:style-name="P2"/>
            </draw:line>
            <draw:custom-shape draw:style-name="gr4" draw:text-style-name="P1" draw:layer="layout" svg:width="0.4cm" svg:height="0.4cm" svg:x="13.8cm" svg:y="5.3cm">
              <text:p text:style-name="P2"/>
              <draw:enhanced-geometry svg:viewBox="0 0 21600 21600" draw:path-stretchpoint-x="11000" draw:path-stretchpoint-y="10800" draw:text-areas="?f0 ?f0 ?f3 ?f12" draw:mirror-horizontal="false" draw:mirror-vertical="false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  <draw:equation draw:name="f0" draw:formula="$0 "/>
                <draw:equation draw:name="f1" draw:formula="?f0 /2"/>
                <draw:equation draw:name="f2" draw:formula="right-?f1 "/>
                <draw:equation draw:name="f3" draw:formula="right-?f0 "/>
                <draw:equation draw:name="f4" draw:formula="?f0 +?f1 "/>
                <draw:equation draw:name="f5" draw:formula="right-?f4 "/>
                <draw:equation draw:name="f6" draw:formula="?f0 *2"/>
                <draw:equation draw:name="f7" draw:formula="?f1 /2"/>
                <draw:equation draw:name="f8" draw:formula="?f0 +?f7 "/>
                <draw:equation draw:name="f9" draw:formula="?f1 +?f7 "/>
                <draw:equation draw:name="f10" draw:formula="bottom-?f9 "/>
                <draw:equation draw:name="f11" draw:formula="bottom-?f1 "/>
                <draw:equation draw:name="f12" draw:formula="bottom-?f0 "/>
                <draw:equation draw:name="f13" draw:formula="bottom-?f4 "/>
                <draw:handle draw:handle-position="left $0" draw:handle-range-y-minimum="0" draw:handle-range-y-maximum="5400"/>
              </draw:enhanced-geometry>
            </draw:custom-shape>
            <draw:custom-shape draw:style-name="gr4" draw:text-style-name="P1" draw:layer="layout" svg:width="0.4cm" svg:height="0.4cm" svg:x="11.3cm" svg:y="7.3cm">
              <text:p text:style-name="P2"/>
              <draw:enhanced-geometry svg:viewBox="0 0 21600 21600" draw:path-stretchpoint-x="11000" draw:path-stretchpoint-y="10800" draw:text-areas="?f0 ?f0 ?f3 ?f12" draw:mirror-horizontal="false" draw:mirror-vertical="false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  <draw:equation draw:name="f0" draw:formula="$0 "/>
                <draw:equation draw:name="f1" draw:formula="?f0 /2"/>
                <draw:equation draw:name="f2" draw:formula="right-?f1 "/>
                <draw:equation draw:name="f3" draw:formula="right-?f0 "/>
                <draw:equation draw:name="f4" draw:formula="?f0 +?f1 "/>
                <draw:equation draw:name="f5" draw:formula="right-?f4 "/>
                <draw:equation draw:name="f6" draw:formula="?f0 *2"/>
                <draw:equation draw:name="f7" draw:formula="?f1 /2"/>
                <draw:equation draw:name="f8" draw:formula="?f0 +?f7 "/>
                <draw:equation draw:name="f9" draw:formula="?f1 +?f7 "/>
                <draw:equation draw:name="f10" draw:formula="bottom-?f9 "/>
                <draw:equation draw:name="f11" draw:formula="bottom-?f1 "/>
                <draw:equation draw:name="f12" draw:formula="bottom-?f0 "/>
                <draw:equation draw:name="f13" draw:formula="bottom-?f4 "/>
                <draw:handle draw:handle-position="left $0" draw:handle-range-y-minimum="0" draw:handle-range-y-maximum="5400"/>
              </draw:enhanced-geometry>
            </draw:custom-shape>
            <draw:custom-shape draw:style-name="gr4" draw:text-style-name="P1" draw:layer="layout" svg:width="0.4cm" svg:height="0.4cm" svg:x="11.8cm" svg:y="7.3cm">
              <text:p text:style-name="P2"/>
              <draw:enhanced-geometry svg:viewBox="0 0 21600 21600" draw:path-stretchpoint-x="11000" draw:path-stretchpoint-y="10800" draw:text-areas="?f0 ?f0 ?f3 ?f12" draw:mirror-horizontal="false" draw:mirror-vertical="false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  <draw:equation draw:name="f0" draw:formula="$0 "/>
                <draw:equation draw:name="f1" draw:formula="?f0 /2"/>
                <draw:equation draw:name="f2" draw:formula="right-?f1 "/>
                <draw:equation draw:name="f3" draw:formula="right-?f0 "/>
                <draw:equation draw:name="f4" draw:formula="?f0 +?f1 "/>
                <draw:equation draw:name="f5" draw:formula="right-?f4 "/>
                <draw:equation draw:name="f6" draw:formula="?f0 *2"/>
                <draw:equation draw:name="f7" draw:formula="?f1 /2"/>
                <draw:equation draw:name="f8" draw:formula="?f0 +?f7 "/>
                <draw:equation draw:name="f9" draw:formula="?f1 +?f7 "/>
                <draw:equation draw:name="f10" draw:formula="bottom-?f9 "/>
                <draw:equation draw:name="f11" draw:formula="bottom-?f1 "/>
                <draw:equation draw:name="f12" draw:formula="bottom-?f0 "/>
                <draw:equation draw:name="f13" draw:formula="bottom-?f4 "/>
                <draw:handle draw:handle-position="left $0" draw:handle-range-y-minimum="0" draw:handle-range-y-maximum="5400"/>
              </draw:enhanced-geometry>
            </draw:custom-shape>
            <draw:custom-shape draw:style-name="gr4" draw:text-style-name="P1" draw:layer="layout" svg:width="0.4cm" svg:height="0.4cm" svg:x="12.3cm" svg:y="7.3cm">
              <text:p text:style-name="P2"/>
              <draw:enhanced-geometry svg:viewBox="0 0 21600 21600" draw:path-stretchpoint-x="11000" draw:path-stretchpoint-y="10800" draw:text-areas="?f0 ?f0 ?f3 ?f12" draw:mirror-horizontal="false" draw:mirror-vertical="false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  <draw:equation draw:name="f0" draw:formula="$0 "/>
                <draw:equation draw:name="f1" draw:formula="?f0 /2"/>
                <draw:equation draw:name="f2" draw:formula="right-?f1 "/>
                <draw:equation draw:name="f3" draw:formula="right-?f0 "/>
                <draw:equation draw:name="f4" draw:formula="?f0 +?f1 "/>
                <draw:equation draw:name="f5" draw:formula="right-?f4 "/>
                <draw:equation draw:name="f6" draw:formula="?f0 *2"/>
                <draw:equation draw:name="f7" draw:formula="?f1 /2"/>
                <draw:equation draw:name="f8" draw:formula="?f0 +?f7 "/>
                <draw:equation draw:name="f9" draw:formula="?f1 +?f7 "/>
                <draw:equation draw:name="f10" draw:formula="bottom-?f9 "/>
                <draw:equation draw:name="f11" draw:formula="bottom-?f1 "/>
                <draw:equation draw:name="f12" draw:formula="bottom-?f0 "/>
                <draw:equation draw:name="f13" draw:formula="bottom-?f4 "/>
                <draw:handle draw:handle-position="left $0" draw:handle-range-y-minimum="0" draw:handle-range-y-maximum="5400"/>
              </draw:enhanced-geometry>
            </draw:custom-shape>
            <draw:custom-shape draw:style-name="gr4" draw:text-style-name="P1" draw:layer="layout" svg:width="0.4cm" svg:height="0.4cm" svg:x="12.8cm" svg:y="7.3cm">
              <text:p text:style-name="P2"/>
              <draw:enhanced-geometry svg:viewBox="0 0 21600 21600" draw:path-stretchpoint-x="11000" draw:path-stretchpoint-y="10800" draw:text-areas="?f0 ?f0 ?f3 ?f12" draw:mirror-horizontal="false" draw:mirror-vertical="false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  <draw:equation draw:name="f0" draw:formula="$0 "/>
                <draw:equation draw:name="f1" draw:formula="?f0 /2"/>
                <draw:equation draw:name="f2" draw:formula="right-?f1 "/>
                <draw:equation draw:name="f3" draw:formula="right-?f0 "/>
                <draw:equation draw:name="f4" draw:formula="?f0 +?f1 "/>
                <draw:equation draw:name="f5" draw:formula="right-?f4 "/>
                <draw:equation draw:name="f6" draw:formula="?f0 *2"/>
                <draw:equation draw:name="f7" draw:formula="?f1 /2"/>
                <draw:equation draw:name="f8" draw:formula="?f0 +?f7 "/>
                <draw:equation draw:name="f9" draw:formula="?f1 +?f7 "/>
                <draw:equation draw:name="f10" draw:formula="bottom-?f9 "/>
                <draw:equation draw:name="f11" draw:formula="bottom-?f1 "/>
                <draw:equation draw:name="f12" draw:formula="bottom-?f0 "/>
                <draw:equation draw:name="f13" draw:formula="bottom-?f4 "/>
                <draw:handle draw:handle-position="left $0" draw:handle-range-y-minimum="0" draw:handle-range-y-maximum="5400"/>
              </draw:enhanced-geometry>
            </draw:custom-shape>
            <draw:custom-shape draw:style-name="gr4" draw:text-style-name="P1" draw:layer="layout" svg:width="0.4cm" svg:height="0.4cm" svg:x="13.3cm" svg:y="7.3cm">
              <text:p text:style-name="P2"/>
              <draw:enhanced-geometry svg:viewBox="0 0 21600 21600" draw:path-stretchpoint-x="11000" draw:path-stretchpoint-y="10800" draw:text-areas="?f0 ?f0 ?f3 ?f12" draw:mirror-horizontal="false" draw:mirror-vertical="false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  <draw:equation draw:name="f0" draw:formula="$0 "/>
                <draw:equation draw:name="f1" draw:formula="?f0 /2"/>
                <draw:equation draw:name="f2" draw:formula="right-?f1 "/>
                <draw:equation draw:name="f3" draw:formula="right-?f0 "/>
                <draw:equation draw:name="f4" draw:formula="?f0 +?f1 "/>
                <draw:equation draw:name="f5" draw:formula="right-?f4 "/>
                <draw:equation draw:name="f6" draw:formula="?f0 *2"/>
                <draw:equation draw:name="f7" draw:formula="?f1 /2"/>
                <draw:equation draw:name="f8" draw:formula="?f0 +?f7 "/>
                <draw:equation draw:name="f9" draw:formula="?f1 +?f7 "/>
                <draw:equation draw:name="f10" draw:formula="bottom-?f9 "/>
                <draw:equation draw:name="f11" draw:formula="bottom-?f1 "/>
                <draw:equation draw:name="f12" draw:formula="bottom-?f0 "/>
                <draw:equation draw:name="f13" draw:formula="bottom-?f4 "/>
                <draw:handle draw:handle-position="left $0" draw:handle-range-y-minimum="0" draw:handle-range-y-maximum="5400"/>
              </draw:enhanced-geometry>
            </draw:custom-shape>
            <draw:custom-shape draw:style-name="gr4" draw:text-style-name="P1" draw:layer="layout" svg:width="0.4cm" svg:height="0.4cm" svg:x="13.8cm" svg:y="7.3cm">
              <text:p text:style-name="P2"/>
              <draw:enhanced-geometry svg:viewBox="0 0 21600 21600" draw:path-stretchpoint-x="11000" draw:path-stretchpoint-y="10800" draw:text-areas="?f0 ?f0 ?f3 ?f12" draw:mirror-horizontal="false" draw:mirror-vertical="false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  <draw:equation draw:name="f0" draw:formula="$0 "/>
                <draw:equation draw:name="f1" draw:formula="?f0 /2"/>
                <draw:equation draw:name="f2" draw:formula="right-?f1 "/>
                <draw:equation draw:name="f3" draw:formula="right-?f0 "/>
                <draw:equation draw:name="f4" draw:formula="?f0 +?f1 "/>
                <draw:equation draw:name="f5" draw:formula="right-?f4 "/>
                <draw:equation draw:name="f6" draw:formula="?f0 *2"/>
                <draw:equation draw:name="f7" draw:formula="?f1 /2"/>
                <draw:equation draw:name="f8" draw:formula="?f0 +?f7 "/>
                <draw:equation draw:name="f9" draw:formula="?f1 +?f7 "/>
                <draw:equation draw:name="f10" draw:formula="bottom-?f9 "/>
                <draw:equation draw:name="f11" draw:formula="bottom-?f1 "/>
                <draw:equation draw:name="f12" draw:formula="bottom-?f0 "/>
                <draw:equation draw:name="f13" draw:formula="bottom-?f4 "/>
                <draw:handle draw:handle-position="left $0" draw:handle-range-y-minimum="0" draw:handle-range-y-maximum="5400"/>
              </draw:enhanced-geometry>
            </draw:custom-shape>
          </draw:g>
          <draw:frame draw:style-name="gr5" draw:text-style-name="P3" draw:layer="layout" svg:width="0.921cm" svg:height="0.645cm" svg:x="11.04cm" svg:y="5.178cm">
            <draw:text-box>
              <text:p text:style-name="P3">(d)</text:p>
            </draw:text-box>
          </draw:frame>
        </draw:g>
        <draw:g>
          <draw:custom-shape draw:style-name="gr6" draw:text-style-name="P1" draw:layer="layout" svg:width="3cm" svg:height="1.75cm" svg:x="16cm" svg:y="0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4cm" svg:height="0.4cm" svg:x="16.3cm" svg:y="0.3cm">
            <text:p text:style-name="P2"/>
            <draw:enhanced-geometry svg:viewBox="0 0 21600 21600" draw:path-stretchpoint-x="11000" draw:path-stretchpoint-y="10800" draw:text-areas="?f0 ?f0 ?f3 ?f12" draw:mirror-horizontal="false" draw:mirror-vertical="false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custom-shape draw:style-name="gr2" draw:text-style-name="P1" draw:layer="layout" svg:width="0.4cm" svg:height="0.4cm" svg:x="16.3cm" svg:y="1cm">
            <text:p text:style-name="P2"/>
            <draw:enhanced-geometry svg:viewBox="0 0 21600 21600" draw:glue-points="?f6 10800 10800 21600 ?f5 10800 10800 0" draw:text-areas="?f3 ?f3 ?f4 ?f4" draw:mirror-vertical="true" draw:mirror-horizontal="fals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5" draw:text-style-name="P3" draw:layer="layout" svg:width="1.459cm" svg:height="0.645cm" svg:x="16.75cm" svg:y="0.928cm">
            <draw:text-box>
              <text:p text:style-name="P2"><text:span text:style-name="T1">Image</text:span></text:p>
            </draw:text-box>
          </draw:frame>
          <draw:frame draw:style-name="gr5" draw:text-style-name="P3" draw:layer="layout" svg:width="2.242cm" svg:height="0.645cm" svg:x="16.75cm" svg:y="0.178cm">
            <draw:text-box>
              <text:p text:style-name="P2"><text:span text:style-name="T1">Credentials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en" style:country-asian="GB" style:font-family-complex="'DejaVu Sans'" style:font-family-generic-complex="system" style:font-pitch-complex="variable" style:font-size-complex="24pt" style:language-complex="en" style:country-complex="GB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Russ</meta:initial-creator>
    <meta:creation-date>2006-11-21T15:47:56</meta:creation-date>
    <dc:creator>Russ</dc:creator>
    <dc:date>2006-11-21T17:47:47</dc:date>
    <dc:language>en-GB</dc:language>
    <meta:editing-cycles>3</meta:editing-cycles>
    <meta:editing-duration>PT1H59M55S</meta:editing-duration>
    <meta:user-defined meta:name="Info 1"/>
    <meta:user-defined meta:name="Info 2"/>
    <meta:user-defined meta:name="Info 3"/>
    <meta:user-defined meta:name="Info 4"/>
    <meta:document-statistic meta:object-count="103"/>
  </office:meta>
</office:document-meta>
</file>